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50000001DED807ADA7CC1ED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8.486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style:vertical-align="middle" fo:padding-left="0.203cm" fo:padding-right="0.203cm" fo:padding-top="0.049cm" fo:padding-bottom="0.049cm" fo:border="0.5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3" style:family="paragraph" style:parent-style-name="Text_20_body">
      <style:paragraph-properties fo:margin-top="0cm" fo:margin-bottom="0.353cm" style:contextual-spacing="false" fo:line-height="138%" style:writing-mode="lr-tb"/>
      <style:text-properties fo:font-weight="normal"/>
    </style:style>
    <style:style style:name="P4" style:family="paragraph" style:parent-style-name="Text_20_body">
      <style:paragraph-properties fo:margin-left="3.175cm" fo:margin-right="0cm" fo:margin-top="0cm" fo:margin-bottom="0.353cm" style:contextual-spacing="false" fo:line-height="138%" fo:text-align="end" style:justify-single-word="false" fo:text-indent="0cm" style:auto-text-indent="false" style:writing-mode="lr-tb"/>
      <style:text-properties fo:font-weight="normal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.635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635cm" fo:margin-right="0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9c49b378-7fff-decd-9f61-dd71324c118a"/><text:span text:style-name="T1">+Instituto Superior de Formación Técnica Nº 151</text:span><text:span text:style-name="T5">   </text:span><text:span text:style-name="T6"><draw:frame draw:style-name="fr1" draw:name="Imagen1" text:anchor-type="as-char" svg:width="3.018cm" svg:height="0.866cm" draw:z-index="0"><draw:image xlink:href="Pictures/10000001000000650000001DED807ADA7CC1ED76.png" xlink:type="simple" xlink:show="embed" xlink:actuate="onLoad" draw:mime-type="image/png"/><svg:title>logo151-trans.gif</svg:title></draw:frame></text:span><text:span text:style-name="T1"><text:line-break/>Carrera: Analista de Sistemas<text:line-break/>1 Año.  Algoritmos y Estructuras de Datos I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Trabajo Práctico Nº 2</text:p>
          </table:table-cell>
          <table:table-cell table:style-name="Tabla1.A1" office:value-type="string">
            <text:p text:style-name="P1">Unidad 2</text:p>
          </table:table-cell>
        </table:table-row>
        <table:table-row>
          <table:table-cell table:style-name="Tabla1.A1" office:value-type="string">
            <text:p text:style-name="P2"><text:span text:style-name="T2">Modalidad:</text:span><text:span text:style-name="T5"> </text:span><text:span text:style-name="T3">Semi-Presencial</text:span></text:p>
          </table:table-cell>
          <table:table-cell table:style-name="Tabla1.A1" office:value-type="string">
            <text:p text:style-name="P2"><text:span text:style-name="T2">Estratégica Didáctica:</text:span><text:span text:style-name="T5"> </text:span><text:span text:style-name="T3">Trabajo Grupal.</text:span></text:p>
          </table:table-cell>
        </table:table-row>
        <table:table-row>
          <table:table-cell table:style-name="Tabla1.A1" office:value-type="string">
            <text:p text:style-name="P2"><text:span text:style-name="T2">Metodología de Desarrollo:</text:span><text:span text:style-name="T5">  </text:span><text:span text:style-name="T3">acordar</text:span></text:p>
          </table:table-cell>
          <table:table-cell table:style-name="Tabla1.A1" office:value-type="string">
            <text:p text:style-name="P2"><text:span text:style-name="T2">Metodología de Corrección:</text:span><text:span text:style-name="T5"> </text:span><text:span text:style-name="T3">acordar docente</text:span></text:p>
          </table:table-cell>
        </table:table-row>
        <table:table-row>
          <table:table-cell table:style-name="Tabla1.A1" office:value-type="string">
            <text:p text:style-name="P2"><text:span text:style-name="T2">Carácter de Trabajo:</text:span><text:span text:style-name="T5"> </text:span><text:span text:style-name="T3">Obligatorio –  con Nota</text:span></text:p>
          </table:table-cell>
          <table:table-cell table:style-name="Tabla1.A1" office:value-type="string">
            <text:p text:style-name="P2"><text:span text:style-name="T2">Fecha Entrega:</text:span><text:span text:style-name="T5"> </text:span><text:span text:style-name="T3">A confirmar por el Docente.</text:span></text:p>
          </table:table-cell>
        </table:table-row>
      </table:table>
      <text:p text:style-name="P3"><text:span text:style-name="T4"><text:line-break/></text:span><text:span text:style-name="T2">Marco Teórico:</text:span></text:p>
      <text:list text:style-name="L1">
        <text:list-item>
          <text:p text:style-name="P5">¿Describir los módulos que componen un programa en C++?</text:p>
        </text:list-item>
        <text:list-item>
          <text:p text:style-name="P5">¿Qué función cumple el “Insertor”?</text:p>
        </text:list-item>
        <text:list-item>
          <text:p text:style-name="P5">¿Qué es Cout para qué sirve?</text:p>
        </text:list-item>
        <text:list-item>
          <text:p text:style-name="P5">¿En qué librería está Incluido? </text:p>
        </text:list-item>
        <text:list-item>
          <text:p text:style-name="P5">¿Pertenece a algún espacio de Nombres?</text:p>
        </text:list-item>
        <text:list-item>
          <text:p text:style-name="P5">¿Qué función cumple un espacio de Nombres?</text:p>
        </text:list-item>
        <text:list-item>
          <text:p text:style-name="P5">¿Describir los Operadores y dar ejemplos?</text:p>
        </text:list-item>
        <text:list-item>
          <text:p text:style-name="P5">Que es una variable, que función cumple</text:p>
        </text:list-item>
        <text:list-item>
          <text:p text:style-name="P5">Dar ejemplos de Variables</text:p>
        </text:list-item>
        <text:list-item>
          <text:p text:style-name="P5">¿Que diferencia hay entre Integer y Decimal?</text:p>
        </text:list-item>
        <text:list-item>
          <text:p text:style-name="P6">Dar ejemplos de operaciones entre tipos ( + - * / ) explicar que pasa en la operación.</text:p>
        </text:list-item>
      </text:list>
      <text:p text:style-name="P3"><text:span text:style-name="T2">Marco Práctico:<text:line-break/></text:span><text:span text:style-name="T4"><text:line-break/>Desarrollar en C++ los siguientes programas:</text:span></text:p>
      <text:p text:style-name="Text_20_body"/>
      <text:list text:style-name="L2">
        <text:list-item>
          <text:p text:style-name="P7">Resolver y Realizar en c++ </text:p>
          <text:list>
            <text:list-item>
              <text:p text:style-name="P7">La suma de 45 + 34 mostrar x pantalla el resultado</text:p>
            </text:list-item>
            <text:list-item>
              <text:p text:style-name="P7">La resta de 45 -40 mostrar le resultado x pantalla</text:p>
            </text:list-item>
            <text:list-item>
              <text:p text:style-name="P7">La división de 46 y 3 </text:p>
            </text:list-item>
            <text:list-item>
              <text:p text:style-name="P7">Un programa que multiplique 65 * 3 con la salida en pantalla</text:p>
            </text:list-item>
          </text:list>
        </text:list-item>
        <text:list-item>
          <text:p text:style-name="P7">Resolver usando Variables y operadores, mostrar el resultado x pantalla.</text:p>
          <text:list>
            <text:list-item>
              <text:p text:style-name="P7">Calcula el volumen, de una habitación que tiene 5 m de largo, 4 m de ancho y 2.5 m de alto.</text:p>
            </text:list-item>
            <text:list-item>
              <text:p text:style-name="P7">Escribe un programa en C++ que nos diga cuál es el volumen de un cono con un radio de la base de 14,5 y una altura de 26,79. La fórmula que debes usar es: (Pi x (radio)2 / altura) /3, recordar Pi=3.14.</text:p>
            </text:list-item>
            <text:list-item>
              <text:p text:style-name="P7"><text:soft-page-break/>¿Modificar el programa anterior para que usen variables Dobles, que diferencia nota? ¿Por qué?</text:p>
            </text:list-item>
          </text:list>
        </text:list-item>
      </text:list>
      <text:p text:style-name="P8"/>
      <text:p text:style-name="P4"><text:span text:style-name="T4"><text:line-break/>Lic. Oemig José Luis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7:54:49.666274159</meta:creation-date>
    <dc:date>2025-04-22T22:22:28.330565857</dc:date>
    <meta:editing-duration>PT4H27M41S</meta:editing-duration>
    <meta:editing-cycles>1</meta:editing-cycles>
    <meta:document-statistic meta:table-count="1" meta:image-count="1" meta:object-count="0" meta:page-count="2" meta:paragraph-count="33" meta:word-count="298" meta:character-count="1653" meta:non-whitespace-character-count="1393"/>
    <meta:generator>LibreOffice/7.4.7.2$Linux_X86_64 LibreOffice_project/40$Build-2</meta:generator>
  </office:meta>
</office:document-meta>
</file>